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2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53(c)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66(c)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63<text:span text:style-name="T1">(</text:span>c<text:span text:style-name="T1">)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16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197<text:span text:style-name="T1">(</text:span>c<text:span text:style-name="T1">)</text:span>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1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216<text:span text:style-name="T1">(</text:span>c<text:span text:style-name="T1">)</text:span>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5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215<text:span text:style-name="T1">(</text:span>c<text:span text:style-name="T1">)</text:span>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4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96<text:span text:style-name="T1">(</text:span>c<text:span text:style-name="T1">)</text:span></text:p>
          </table:table-cell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204<text:span text:style-name="T1">(</text:span>c<text:span text:style-name="T1">)</text:span></text:p>
          </table:table-cell>
          <table:table-cell office:value-type="float" office:value="1.61" calcext:value-type="float">
            <text:p>1.61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128<text:span text:style-name="T1">(</text:span>c<text:span text:style-name="T1">)</text:span></text:p>
          </table:table-cell>
          <table:table-cell office:value-type="float" office:value="1.02" calcext:value-type="float">
            <text:p>1.02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20T11:46:02.782845855</dc:date>
    <meta:editing-duration>P10DT16H45M48S</meta:editing-duration>
    <meta:editing-cycles>45</meta:editing-cycles>
    <meta:generator>LibreOffice/5.1.6.2$Linux_X86_64 LibreOffice_project/10m0$Build-2</meta:generator>
    <meta:document-statistic meta:table-count="1" meta:cell-count="702" meta:object-count="0"/>
  </office:meta>
</office:document-meta>
</file>